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332341" officeooo:paragraph-rsid="00332341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el entorno de shell en Linux y cuál es su función principal?</text:p>
      <text:p text:style-name="P4"><text:span text:style-name="Strong_20_Emphasis"><text:span text:style-name="T1">Respuesta 1:</text:span></text:span> El entorno de shell es la interfaz entre el usuario y el sistema operativo en Linux. Su función principal es interpretar los comandos ingresados por el usuario y ejecutarlos.</text:p>
      <text:p text:style-name="Horizontal_20_Line"/>
      <text:p text:style-name="P4"><text:span text:style-name="Strong_20_Emphasis"><text:span text:style-name="T1">Pregunta 2:</text:span></text:span> ¿Cuál es el propósito del archivo <text:span text:style-name="Source_20_Text"><text:span text:style-name="T1">.bashrc</text:span></text:span> en Linux?</text:p>
      <text:p text:style-name="P4"><text:span text:style-name="Strong_20_Emphasis"><text:span text:style-name="T1">Respuesta 2:</text:span></text:span> El archivo <text:span text:style-name="Source_20_Text"><text:span text:style-name="T1">.bashrc</text:span></text:span> se utiliza para configurar el entorno de shell Bash personalizado para un usuario. Contiene configuraciones y alias de comandos específicos del usuario.</text:p>
      <text:p text:style-name="Horizontal_20_Line"/>
      <text:p text:style-name="P4"><text:span text:style-name="Strong_20_Emphasis"><text:span text:style-name="T1">Pregunta 3:</text:span></text:span> ¿Cuál es el comando en la línea de comandos para cambiar la contraseña de un usuario en Linux?</text:p>
      <text:p text:style-name="P4"><text:span text:style-name="Strong_20_Emphasis"><text:span text:style-name="T1">Respuesta 3:</text:span></text:span> El comando para cambiar la contraseña de un usuario en Linux es <text:span text:style-name="Source_20_Text"><text:span text:style-name="T1">passwd nombre_de_usuario</text:span></text:span>.</text:p>
      <text:p text:style-name="Horizontal_20_Line"/>
      <text:p text:style-name="P4"><text:span text:style-name="Strong_20_Emphasis"><text:span text:style-name="T1">Pregunta 4:</text:span></text:span> ¿Qué es un alias de comando en Linux y cuál es su utilidad?</text:p>
      <text:p text:style-name="P4"><text:span text:style-name="Strong_20_Emphasis"><text:span text:style-name="T1">Respuesta 4:</text:span></text:span> Un alias de comando es una abreviatura o nombre alternativo para un comando. Se utiliza para simplificar la ejecución de comandos largos o frecuentemente utilizados.</text:p>
      <text:p text:style-name="Horizontal_20_Line"/>
      <text:p text:style-name="P4"><text:span text:style-name="Strong_20_Emphasis"><text:span text:style-name="T1">Pregunta 5:</text:span></text:span> ¿Cuál es el comando en la línea de comandos para ver la ubicación de un archivo en el sistema de archivos?</text:p>
      <text:p text:style-name="P4"><text:span text:style-name="Strong_20_Emphasis"><text:span text:style-name="T1">Respuesta 5:</text:span></text:span> El comando para ver la ubicación de un archivo en el sistema de archivos es <text:span text:style-name="Source_20_Text"><text:span text:style-name="T1">which nombre_del_comando</text:span></text:span>.</text:p>
      <text:p text:style-name="Horizontal_20_Line"/>
      <text:p text:style-name="P4"><text:span text:style-name="Strong_20_Emphasis"><text:span text:style-name="T1">Pregunta 6:</text:span></text:span> ¿Cuál es el propósito del archivo <text:span text:style-name="Source_20_Text"><text:span text:style-name="T1">/etc/skel</text:span></text:span> en Linux?</text:p>
      <text:p text:style-name="P4"><text:span text:style-name="Strong_20_Emphasis"><text:span text:style-name="T1">Respuesta 6:</text:span></text:span> El directorio <text:span text:style-name="Source_20_Text"><text:span text:style-name="T1">/etc/skel</text:span></text:span> contiene los archivos y configuraciones predeterminados que se copian en el directorio personal de un nuevo usuario cuando se crea una cuenta.</text:p>
      <text:p text:style-name="Horizontal_20_Line"/>
      <text:p text:style-name="P4"><text:span text:style-name="Strong_20_Emphasis"><text:span text:style-name="T1">Pregunta 7:</text:span></text:span> ¿Qué es una variable de entorno en Linux y cuál es su función?</text:p>
      <text:p text:style-name="P4"><text:soft-page-break/><text:span text:style-name="Strong_20_Emphasis"><text:span text:style-name="T1">Respuesta 7:</text:span></text:span> Una variable de entorno es un valor que se almacena en el entorno del sistema y que puede ser utilizado por los programas y scripts para obtener información sobre la configuración del sistema.</text:p>
      <text:p text:style-name="Horizontal_20_Line"/>
      <text:p text:style-name="P4"><text:span text:style-name="Strong_20_Emphasis"><text:span text:style-name="T1">Pregunta 8:</text:span></text:span> ¿Cuál es el comando en la línea de comandos para ver el contenido de una variable de entorno en Linux?</text:p>
      <text:p text:style-name="P4"><text:span text:style-name="Strong_20_Emphasis"><text:span text:style-name="T1">Respuesta 8:</text:span></text:span> El comando para ver el contenido de una variable de entorno en Linux es <text:span text:style-name="Source_20_Text"><text:span text:style-name="T1">echo $nombre_de_variable</text:span></text:span>.</text:p>
      <text:p text:style-name="Horizontal_20_Line"/>
      <text:p text:style-name="P4"><text:span text:style-name="Strong_20_Emphasis"><text:span text:style-name="T1">Pregunta 9:</text:span></text:span> ¿Cuál es el propósito del archivo <text:span text:style-name="Source_20_Text"><text:span text:style-name="T1">/etc/environment</text:span></text:span> en Linux?</text:p>
      <text:p text:style-name="P4"><text:span text:style-name="Strong_20_Emphasis"><text:span text:style-name="T1">Respuesta 9:</text:span></text:span> El archivo <text:span text:style-name="Source_20_Text"><text:span text:style-name="T1">/etc/environment</text:span></text:span> se utiliza para definir variables de entorno globales para todo el sistema.</text:p>
      <text:p text:style-name="Horizontal_20_Line"/>
      <text:p text:style-name="P4"><text:span text:style-name="Strong_20_Emphasis"><text:span text:style-name="T1">Pregunta 10:</text:span></text:span> ¿Cuál es el comando en la línea de comandos para definir una variable de entorno en Linux?</text:p>
      <text:p text:style-name="P4"><text:span text:style-name="Strong_20_Emphasis"><text:span text:style-name="T1">Respuesta 10:</text:span></text:span> El comando para definir una variable de entorno en Linux es <text:span text:style-name="Source_20_Text"><text:span text:style-name="T1">export nombre_de_variable=valor</text:span></text:span>.</text:p>
      <text:p text:style-name="Horizontal_20_Line"/>
      <text:p text:style-name="P4"><text:span text:style-name="Strong_20_Emphasis"><text:span text:style-name="T1">Pregunta 11:</text:span></text:span> ¿Cuál es el propósito del archivo <text:span text:style-name="Source_20_Text"><text:span text:style-name="T1">.bash_profile</text:span></text:span> en Linux?</text:p>
      <text:p text:style-name="P4"><text:span text:style-name="Strong_20_Emphasis"><text:span text:style-name="T1">Respuesta 11:</text:span></text:span> El archivo <text:span text:style-name="Source_20_Text"><text:span text:style-name="T1">.bash_profile</text:span></text:span> se utiliza para configurar el entorno de shell Bash para un usuario específico. Contiene configuraciones que se aplican al iniciar sesión.</text:p>
      <text:p text:style-name="Horizontal_20_Line"/>
      <text:p text:style-name="P4"><text:span text:style-name="Strong_20_Emphasis"><text:span text:style-name="T1">Pregunta 12:</text:span></text:span> ¿Cuál es el comando en la línea de comandos para cambiar el intérprete de shell predeterminado de un usuario en Linux?</text:p>
      <text:p text:style-name="P4"><text:span text:style-name="Strong_20_Emphasis"><text:span text:style-name="T1">Respuesta 12:</text:span></text:span> El comando para cambiar el intérprete de shell predeterminado de un usuario en Linux es <text:span text:style-name="Source_20_Text"><text:span text:style-name="T1">chsh -s /ruta/al/nuevo/shell nombre_de_usuario</text:span></text:span>.</text:p>
      <text:p text:style-name="Horizontal_20_Line"/>
      <text:p text:style-name="P4"><text:span text:style-name="Strong_20_Emphasis"><text:span text:style-name="T1">Pregunta 13:</text:span></text:span> ¿Cuál es el propósito del archivo <text:span text:style-name="Source_20_Text"><text:span text:style-name="T1">.bash_logout</text:span></text:span> en Linux?</text:p>
      <text:p text:style-name="P4"><text:soft-page-break/><text:span text:style-name="Strong_20_Emphasis"><text:span text:style-name="T1">Respuesta 13:</text:span></text:span> El archivo <text:span text:style-name="Source_20_Text"><text:span text:style-name="T1">.bash_logout</text:span></text:span> se utiliza para configurar acciones que se ejecutan cuando un usuario cierra sesión en una sesión de shell Bash.</text:p>
      <text:p text:style-name="Horizontal_20_Line"/>
      <text:p text:style-name="P4"><text:span text:style-name="Strong_20_Emphasis"><text:span text:style-name="T1">Pregunta 14:</text:span></text:span> ¿Qué es el prompt de shell en Linux y cuál es su función?</text:p>
      <text:p text:style-name="P4"><text:span text:style-name="Strong_20_Emphasis"><text:span text:style-name="T1">Respuesta 14:</text:span></text:span> El prompt de shell es el texto que se muestra en el símbolo del sistema y que indica que el shell está listo para recibir comandos. Su función es proporcionar retroalimentación al usuario y mostrar información relevante.</text:p>
      <text:p text:style-name="Horizontal_20_Line"/>
      <text:p text:style-name="P4"><text:span text:style-name="Strong_20_Emphasis"><text:span text:style-name="T1">Pregunta 15:</text:span></text:span> ¿Cuál es el archivo de configuración global de Bash en Linux?</text:p>
      <text:p text:style-name="P4"><text:span text:style-name="Strong_20_Emphasis"><text:span text:style-name="T1">Respuesta 15:</text:span></text:span> El archivo de configuración global de Bash en Linux es <text:span text:style-name="Source_20_Text"><text:span text:style-name="T1">/etc/bash.bashrc</text:span></text:span>.</text:p>
      <text:p text:style-name="Horizontal_20_Line"/>
      <text:p text:style-name="P4"><text:span text:style-name="Strong_20_Emphasis"><text:span text:style-name="T1">Pregunta 16:</text:span></text:span> ¿Cuál es el comando en la línea de comandos para mostrar el prompt de shell actual en Linux?</text:p>
      <text:p text:style-name="P4"><text:span text:style-name="Strong_20_Emphasis"><text:span text:style-name="T1">Respuesta 16:</text:span></text:span> El comando para mostrar el prompt de shell actual en Linux es <text:span text:style-name="Source_20_Text"><text:span text:style-name="T1">echo $PS1</text:span></text:span>.</text:p>
      <text:p text:style-name="Horizontal_20_Line"/>
      <text:p text:style-name="P4"><text:span text:style-name="Strong_20_Emphasis"><text:span text:style-name="T1">Pregunta 17:</text:span></text:span> ¿Cuál es el propósito del comando <text:span text:style-name="Source_20_Text"><text:span text:style-name="T1">source</text:span></text:span> en Linux?</text:p>
      <text:p text:style-name="P4"><text:span text:style-name="Strong_20_Emphasis"><text:span text:style-name="T1">Respuesta 17:</text:span></text:span> El comando <text:span text:style-name="Source_20_Text"><text:span text:style-name="T1">source</text:span></text:span> se utiliza para ejecutar comandos desde un archivo de script en el contexto actual del shell, lo que permite que las variables y configuraciones se apliquen en la sesión actual.</text:p>
      <text:p text:style-name="Horizontal_20_Line"/>
      <text:p text:style-name="P4"><text:span text:style-name="Strong_20_Emphasis"><text:span text:style-name="T1">Pregunta 18:</text:span></text:span> ¿Qué es la expansión de comandos en Linux y cómo se realiza?</text:p>
      <text:p text:style-name="P4"><text:span text:style-name="Strong_20_Emphasis"><text:span text:style-name="T1">Respuesta 18:</text:span></text:span> La expansión de comandos es un proceso mediante el cual se ejecuta un comando y se sustituye su salida en una línea de comandos. Se realiza utilizando comillas invertidas (<text:span text:style-name="Source_20_Text"><text:span text:style-name="T1">) o </text:span></text:span>$()<text:span text:style-name="Source_20_Text"><text:span text:style-name="T1">, como en </text:span></text:span>comando_a_Expandir`.</text:p>
      <text:p text:style-name="Horizontal_20_Line"/>
      <text:p text:style-name="P4"><text:span text:style-name="Strong_20_Emphasis"><text:span text:style-name="T1">Pregunta 19:</text:span></text:span> ¿Cuál es el propósito de la variable de entorno <text:span text:style-name="Source_20_Text"><text:span text:style-name="T1">PATH</text:span></text:span> en Linux?</text:p>
      <text:p text:style-name="P4"><text:span text:style-name="Strong_20_Emphasis"><text:span text:style-name="T1">Respuesta 19:</text:span></text:span> La variable de entorno <text:span text:style-name="Source_20_Text"><text:span text:style-name="T1">PATH</text:span></text:span> contiene una lista de directorios donde se buscan ejecutables de comandos. Su función es facilitar la ejecución de programas sin especificar la ruta completa.</text:p>
      <text:p text:style-name="Horizontal_20_Line"><text:soft-page-break/></text:p>
      <text:p text:style-name="P4"><text:span text:style-name="Strong_20_Emphasis"><text:span text:style-name="T1">Pregunta 20:</text:span></text:span> ¿Cuál es el comando en la línea de comandos para mostrar el valor de una variable de entorno en Linux?</text:p>
      <text:p text:style-name="P4"><text:span text:style-name="Strong_20_Emphasis"><text:span text:style-name="T1">Respuesta 20:</text:span></text:span> El comando para mostrar el valor de una variable de entorno en Linux es <text:span text:style-name="Source_20_Text"><text:span text:style-name="T1">echo $nombre_de_variable</text:span></text:span>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332341" officeooo:paragraph-rsid="00332341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Shells y scripts</text:p>
        <text:p text:style-name="MP2"><text:s/>Personalizar y usar el entorno de shell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28:27.494841681</dc:date>
    <meta:editing-duration>PT2H23M32S</meta:editing-duration>
    <meta:editing-cycles>37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820" meta:character-count="4874" meta:non-whitespace-character-count="4096"/>
  </office:meta>
</office:document-meta>
</file>